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color="#c9211e" style:font-name="Arial1" fo:font-size="18pt" officeooo:rsid="0008b58e" officeooo:paragraph-rsid="0008b58e" style:font-size-asian="15.75pt" style:font-size-complex="18pt"/>
    </style:style>
    <style:style style:name="P2" style:family="paragraph" style:parent-style-name="Standard">
      <style:text-properties fo:color="#c9211e" style:font-name="Arial1" fo:font-size="18pt" style:text-underline-style="solid" style:text-underline-width="auto" style:text-underline-color="font-color" officeooo:rsid="000d19f7" officeooo:paragraph-rsid="000d19f7" style:font-size-asian="15.75pt" style:font-size-complex="18pt"/>
    </style:style>
    <style:style style:name="P3" style:family="paragraph" style:parent-style-name="Standard">
      <style:text-properties fo:color="#c9211e" officeooo:rsid="0010b246" officeooo:paragraph-rsid="0010b246"/>
    </style:style>
    <style:style style:name="P4" style:family="paragraph" style:parent-style-name="Standard">
      <style:text-properties fo:color="#c9211e" style:font-name="Arial2" fo:font-size="18pt" style:text-underline-style="none" officeooo:rsid="000ef601" officeooo:paragraph-rsid="000ef601" style:font-size-asian="15.75pt" style:font-size-complex="18pt"/>
    </style:style>
    <style:style style:name="P5" style:family="paragraph" style:parent-style-name="Standard">
      <style:text-properties fo:color="#3465a4" style:font-name="Arial1" fo:font-size="18pt" officeooo:rsid="0008b58e" officeooo:paragraph-rsid="0008b58e" style:font-size-asian="15.75pt" style:font-size-complex="18pt"/>
    </style:style>
    <style:style style:name="P6" style:family="paragraph" style:parent-style-name="Standard">
      <style:text-properties fo:color="#3465a4" style:font-name="Arial2" fo:font-size="18pt" style:text-underline-style="none" officeooo:rsid="000d19f7" officeooo:paragraph-rsid="000d19f7" style:font-size-asian="15.75pt" style:font-size-complex="18pt"/>
    </style:style>
    <style:style style:name="P7" style:family="paragraph" style:parent-style-name="Standard">
      <style:text-properties fo:color="#3465a4" style:font-name="Arial2" fo:font-size="18pt" style:text-underline-style="none" officeooo:rsid="000ef601" officeooo:paragraph-rsid="000ef601" style:font-size-asian="15.75pt" style:font-size-complex="18pt"/>
    </style:style>
    <style:style style:name="P8" style:family="paragraph" style:parent-style-name="Standard">
      <style:text-properties fo:color="#3465a4" style:font-name="Arial2" fo:font-size="18pt" style:text-underline-style="none" officeooo:paragraph-rsid="0016718b" style:font-size-asian="15.75pt" style:font-size-complex="18pt"/>
    </style:style>
    <style:style style:name="P9" style:family="paragraph" style:parent-style-name="Standard">
      <style:text-properties fo:color="#3465a4" style:font-name="Arial2" fo:font-size="18pt" style:text-underline-style="none" officeooo:paragraph-rsid="0016718b" style:font-size-asian="18pt" style:font-size-complex="18pt"/>
    </style:style>
    <style:style style:name="P10" style:family="paragraph" style:parent-style-name="Standard">
      <style:text-properties fo:color="#3465a4" style:font-name="Arial2" fo:font-size="18pt" style:text-underline-style="solid" style:text-underline-width="auto" style:text-underline-color="font-color" officeooo:paragraph-rsid="0016718b" style:font-size-asian="18pt" style:font-size-complex="18pt"/>
    </style:style>
    <style:style style:name="P11" style:family="paragraph" style:parent-style-name="Standard">
      <style:text-properties fo:color="#3465a4" style:font-name="Arial2" fo:font-size="18pt" fo:font-style="normal" style:text-underline-style="none" officeooo:rsid="00102902" officeooo:paragraph-rsid="00102902" style:font-size-asian="15.75pt" style:font-style-asian="normal" style:font-size-complex="18pt" style:font-style-complex="normal"/>
    </style:style>
    <style:style style:name="P12" style:family="paragraph" style:parent-style-name="Standard">
      <style:text-properties fo:color="#3465a4" style:font-name="Arial2" fo:font-size="18pt" fo:font-style="normal" style:text-underline-style="none" officeooo:rsid="00126e02" officeooo:paragraph-rsid="00126e02" style:font-size-asian="15.75pt" style:font-style-asian="normal" style:font-size-complex="18pt" style:font-style-complex="normal"/>
    </style:style>
    <style:style style:name="P13" style:family="paragraph" style:parent-style-name="Standard">
      <style:text-properties fo:color="#3465a4" style:font-name="Arial2" fo:font-size="18pt" fo:font-style="normal" style:text-underline-style="none" officeooo:rsid="0014083a" officeooo:paragraph-rsid="0014083a" style:font-size-asian="15.75pt" style:font-style-asian="normal" style:font-size-complex="18pt" style:font-style-complex="normal"/>
    </style:style>
    <style:style style:name="P14" style:family="paragraph" style:parent-style-name="Standard">
      <style:text-properties fo:color="#3465a4" style:font-name="Arial2" fo:font-size="18pt" fo:font-style="normal" style:text-underline-style="none" officeooo:rsid="0015d8d5" officeooo:paragraph-rsid="0015d8d5" style:font-size-asian="15.75pt" style:font-style-asian="normal" style:font-size-complex="18pt" style:font-style-complex="normal"/>
    </style:style>
    <style:style style:name="P15" style:family="paragraph" style:parent-style-name="Standard">
      <style:text-properties fo:color="#3465a4" style:font-name="Arial2" fo:font-size="18pt" fo:font-style="normal" style:text-underline-style="none" officeooo:rsid="0015d8d5" officeooo:paragraph-rsid="0016718b" style:font-size-asian="18pt" style:font-style-asian="normal" style:font-size-complex="18pt" style:font-style-complex="normal"/>
    </style:style>
    <style:style style:name="P16" style:family="paragraph" style:parent-style-name="Standard">
      <style:text-properties fo:color="#3465a4" style:font-name="Arial2" fo:font-size="12pt" style:text-underline-style="none" officeooo:paragraph-rsid="0016718b" style:font-size-asian="12pt" style:font-size-complex="12pt"/>
    </style:style>
    <style:style style:name="P17" style:family="paragraph" style:parent-style-name="Standard">
      <style:text-properties fo:color="#3465a4" officeooo:rsid="000ef601" officeooo:paragraph-rsid="000ef601"/>
    </style:style>
    <style:style style:name="P18" style:family="paragraph" style:parent-style-name="Standard">
      <style:text-properties fo:color="#3465a4" officeooo:rsid="00102902" officeooo:paragraph-rsid="00102902"/>
    </style:style>
    <style:style style:name="P19" style:family="paragraph" style:parent-style-name="Standard">
      <style:text-properties fo:color="#3465a4" officeooo:rsid="0015d8d5" officeooo:paragraph-rsid="0015d8d5"/>
    </style:style>
    <style:style style:name="P20" style:family="paragraph" style:parent-style-name="Standard">
      <style:text-properties fo:color="#168253" style:font-name="Arial1" fo:font-size="18pt" officeooo:rsid="0008b58e" officeooo:paragraph-rsid="0008b58e" style:font-size-asian="15.75pt" style:font-size-complex="18pt"/>
    </style:style>
    <style:style style:name="P21" style:family="paragraph" style:parent-style-name="Standard">
      <style:text-properties fo:color="#168253" officeooo:rsid="00126e02" officeooo:paragraph-rsid="00126e02"/>
    </style:style>
    <style:style style:name="P22" style:family="paragraph" style:parent-style-name="Standard">
      <style:text-properties fo:color="#168253" style:font-name="Arial2" fo:font-size="18pt" fo:font-style="normal" style:text-underline-style="none" officeooo:rsid="00126e02" officeooo:paragraph-rsid="00126e02" style:font-size-asian="15.75pt" style:font-style-asian="normal" style:font-size-complex="18pt" style:font-style-complex="normal"/>
    </style:style>
    <style:style style:name="P23" style:family="paragraph" style:parent-style-name="Standard">
      <style:text-properties fo:color="#1c1c1c" officeooo:rsid="00126e02" officeooo:paragraph-rsid="00126e02"/>
    </style:style>
    <style:style style:name="P24" style:family="paragraph" style:parent-style-name="Standard">
      <style:paragraph-properties fo:text-align="center" style:justify-single-word="false"/>
      <style:text-properties fo:color="#ff0000" style:font-name="Arial2" fo:font-size="18pt" fo:font-style="normal" style:text-underline-style="none" officeooo:rsid="001833fa" officeooo:paragraph-rsid="001833fa" style:font-size-asian="18pt" style:font-style-asian="normal" style:font-size-complex="18pt" style:font-style-complex="normal"/>
    </style:style>
    <style:style style:name="P25" style:family="paragraph" style:parent-style-name="Standard">
      <style:paragraph-properties fo:text-align="center" style:justify-single-word="false"/>
      <style:text-properties fo:color="#ff0000" style:font-name="Arial2" fo:font-size="18pt" fo:font-style="normal" style:text-underline-style="none" officeooo:rsid="001833fa" officeooo:paragraph-rsid="001833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ff0000" style:text-outline="false" style:text-line-through-style="none" style:text-line-through-type="none" style:font-name="Arial2" fo:font-size="18pt" fo:font-style="normal" fo:text-shadow="none" style:text-underline-style="none" fo:font-weight="normal" officeooo:rsid="001833fa" officeooo:paragraph-rsid="001833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 style:list-style-name="L1">
      <style:text-properties fo:color="#ff0000" style:font-name="Arial1" fo:font-size="18pt" officeooo:rsid="0008b58e" officeooo:paragraph-rsid="0008b58e" style:font-size-asian="15.75pt" style:font-size-complex="18pt"/>
    </style:style>
    <style:style style:name="P28" style:family="paragraph" style:parent-style-name="Standard" style:list-style-name="L1">
      <style:text-properties fo:color="#ff0000" style:font-name="Arial1" fo:font-size="18pt" officeooo:rsid="000a7a49" officeooo:paragraph-rsid="0008b58e" style:font-size-asian="15.75pt" style:font-size-complex="18pt"/>
    </style:style>
    <style:style style:name="P29" style:family="paragraph" style:parent-style-name="Standard" style:list-style-name="L19">
      <style:text-properties fo:color="#ff0000" style:font-name="Arial2" fo:font-size="18pt" style:text-underline-style="solid" style:text-underline-width="auto" style:text-underline-color="font-color" officeooo:paragraph-rsid="0016718b" style:font-size-asian="18pt" style:font-size-complex="18pt"/>
    </style:style>
    <style:style style:name="P30" style:family="paragraph" style:parent-style-name="Standard" style:list-style-name="L20">
      <style:text-properties fo:color="#ff0000" style:font-name="Arial2" fo:font-size="18pt" style:text-underline-style="none" officeooo:paragraph-rsid="0016718b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color="#ff0000" style:font-name="Arial2" fo:font-size="18pt" fo:font-style="normal" style:text-underline-style="none" officeooo:rsid="001833fa" officeooo:paragraph-rsid="001833fa" style:font-size-asian="18pt" style:font-style-asian="normal" style:font-size-complex="18pt" style:font-style-complex="normal"/>
    </style:style>
    <style:style style:name="P32" style:family="paragraph" style:parent-style-name="Standard" style:list-style-name="L2">
      <style:text-properties officeooo:paragraph-rsid="000a7a49"/>
    </style:style>
    <style:style style:name="P33" style:family="paragraph" style:parent-style-name="Standard" style:list-style-name="L2">
      <style:text-properties fo:color="#3465a4" style:font-name="Arial1" fo:font-size="18pt" style:text-underline-style="solid" style:text-underline-width="auto" style:text-underline-color="font-color" officeooo:rsid="000a7a49" officeooo:paragraph-rsid="000a7a49" style:font-size-asian="15.75pt" style:font-size-complex="18pt"/>
    </style:style>
    <style:style style:name="P34" style:family="paragraph" style:parent-style-name="Standard" style:list-style-name="L2">
      <style:text-properties fo:color="#3465a4" style:font-name="Arial2" fo:font-size="18pt" style:text-underline-style="none" officeooo:rsid="000a7a49" officeooo:paragraph-rsid="000a7a49" style:font-size-asian="15.75pt" style:font-size-complex="18pt"/>
    </style:style>
    <style:style style:name="P35" style:family="paragraph" style:parent-style-name="Standard" style:list-style-name="L2">
      <style:text-properties fo:color="#3465a4" style:font-name="Arial2" fo:font-size="18pt" style:text-underline-style="none" officeooo:rsid="000d19f7" officeooo:paragraph-rsid="000d19f7" style:font-size-asian="15.75pt" style:font-size-complex="18pt"/>
    </style:style>
    <style:style style:name="P36" style:family="paragraph" style:parent-style-name="Standard" style:list-style-name="L3">
      <style:text-properties fo:color="#3465a4" style:font-name="Arial2" fo:font-size="18pt" style:text-underline-style="none" officeooo:rsid="000ef601" officeooo:paragraph-rsid="000ef601" style:font-size-asian="15.75pt" style:font-size-complex="18pt"/>
    </style:style>
    <style:style style:name="P37" style:family="paragraph" style:parent-style-name="Standard" style:list-style-name="L14">
      <style:text-properties fo:color="#3465a4" style:font-name="Arial2" fo:font-size="18pt" style:text-underline-style="none" officeooo:paragraph-rsid="0016718b" style:font-size-asian="18pt" style:font-size-complex="18pt"/>
    </style:style>
    <style:style style:name="P38" style:family="paragraph" style:parent-style-name="Standard" style:list-style-name="L15">
      <style:text-properties fo:color="#3465a4" style:font-name="Arial2" fo:font-size="18pt" style:text-underline-style="none" officeooo:paragraph-rsid="0016718b" style:font-size-asian="18pt" style:font-size-complex="18pt"/>
    </style:style>
    <style:style style:name="P39" style:family="paragraph" style:parent-style-name="Standard" style:list-style-name="L2">
      <style:text-properties fo:color="#3465a4" style:font-name="Arial2" fo:font-size="18pt" style:text-underline-style="solid" style:text-underline-width="auto" style:text-underline-color="font-color" officeooo:rsid="000a7a49" officeooo:paragraph-rsid="000a7a49" style:font-size-asian="15.75pt" style:font-size-complex="18pt"/>
    </style:style>
    <style:style style:name="P40" style:family="paragraph" style:parent-style-name="Standard" style:list-style-name="L6">
      <style:text-properties fo:color="#3465a4" style:font-name="Arial2" fo:font-size="18pt" fo:font-style="normal" style:text-underline-style="none" officeooo:rsid="000ef601" officeooo:paragraph-rsid="000ef601" style:font-size-asian="15.75pt" style:font-style-asian="normal" style:font-size-complex="18pt" style:font-style-complex="normal"/>
    </style:style>
    <style:style style:name="P41" style:family="paragraph" style:parent-style-name="Standard" style:list-style-name="L6">
      <style:text-properties fo:color="#3465a4" style:font-name="Arial2" fo:font-size="18pt" fo:font-style="normal" style:text-underline-style="none" officeooo:rsid="00102902" officeooo:paragraph-rsid="00102902" style:font-size-asian="15.75pt" style:font-style-asian="normal" style:font-size-complex="18pt" style:font-style-complex="normal"/>
    </style:style>
    <style:style style:name="P42" style:family="paragraph" style:parent-style-name="Standard" style:list-style-name="L8">
      <style:text-properties fo:color="#3465a4" style:font-name="Arial2" fo:font-size="18pt" fo:font-style="normal" style:text-underline-style="none" officeooo:rsid="0010b246" officeooo:paragraph-rsid="0010b246" style:font-size-asian="15.75pt" style:font-style-asian="normal" style:font-size-complex="18pt" style:font-style-complex="normal"/>
    </style:style>
    <style:style style:name="P43" style:family="paragraph" style:parent-style-name="Standard" style:list-style-name="L8">
      <style:text-properties fo:color="#3465a4" style:font-name="Arial2" fo:font-size="18pt" fo:font-style="normal" style:text-underline-style="none" officeooo:rsid="00126e02" officeooo:paragraph-rsid="00126e02" style:font-size-asian="15.75pt" style:font-style-asian="normal" style:font-size-complex="18pt" style:font-style-complex="normal"/>
    </style:style>
    <style:style style:name="P44" style:family="paragraph" style:parent-style-name="Standard" style:list-style-name="L5">
      <style:text-properties fo:color="#3465a4" officeooo:rsid="000ef601" officeooo:paragraph-rsid="000ef601"/>
    </style:style>
    <style:style style:name="P45" style:family="paragraph" style:parent-style-name="Standard" style:list-style-name="L6">
      <style:text-properties fo:color="#3465a4" fo:font-style="normal" officeooo:rsid="000ef601" officeooo:paragraph-rsid="000ef601" style:font-style-asian="normal" style:font-style-complex="normal"/>
    </style:style>
    <style:style style:name="P46" style:family="paragraph" style:parent-style-name="Standard" style:list-style-name="L6">
      <style:text-properties fo:color="#3465a4" fo:font-style="normal" officeooo:rsid="00102902" officeooo:paragraph-rsid="00102902" style:font-style-asian="normal" style:font-style-complex="normal"/>
    </style:style>
    <style:style style:name="P47" style:family="paragraph" style:parent-style-name="Standard" style:list-style-name="L6">
      <style:text-properties fo:color="#3465a4" officeooo:rsid="00102902" officeooo:paragraph-rsid="00102902"/>
    </style:style>
    <style:style style:name="P48" style:family="paragraph" style:parent-style-name="Standard" style:list-style-name="L8">
      <style:text-properties fo:color="#3465a4" officeooo:rsid="0010b246" officeooo:paragraph-rsid="0010b246"/>
    </style:style>
    <style:style style:name="P49" style:family="paragraph" style:parent-style-name="Standard" style:list-style-name="L8">
      <style:text-properties fo:color="#3465a4" officeooo:rsid="00126e02" officeooo:paragraph-rsid="00126e02"/>
    </style:style>
    <style:style style:name="P50" style:family="paragraph" style:parent-style-name="Standard" style:list-style-name="L2">
      <style:text-properties fo:color="#1c1c1c" style:font-name="Arial1" fo:font-size="18pt" style:text-underline-style="solid" style:text-underline-width="auto" style:text-underline-color="font-color" officeooo:rsid="000b23c9" officeooo:paragraph-rsid="000b23c9" style:font-size-asian="15.75pt" style:font-size-complex="18pt"/>
    </style:style>
    <style:style style:name="P51" style:family="paragraph" style:parent-style-name="Standard" style:list-style-name="L2">
      <style:text-properties fo:color="#1c1c1c" style:font-name="Arial2" fo:font-size="18pt" style:text-underline-style="none" officeooo:rsid="000b23c9" officeooo:paragraph-rsid="000b23c9" style:font-size-asian="15.75pt" style:font-size-complex="18pt"/>
    </style:style>
    <style:style style:name="P52" style:family="paragraph" style:parent-style-name="Standard" style:list-style-name="L3">
      <style:text-properties fo:color="#1c1c1c" officeooo:rsid="000ef601" officeooo:paragraph-rsid="000ef601"/>
    </style:style>
    <style:style style:name="P53" style:family="paragraph" style:parent-style-name="Standard" style:list-style-name="L4">
      <style:text-properties fo:color="#1c1c1c" officeooo:rsid="000ef601" officeooo:paragraph-rsid="000ef601"/>
    </style:style>
    <style:style style:name="P54" style:family="paragraph" style:parent-style-name="Standard" style:list-style-name="L5">
      <style:text-properties fo:color="#1c1c1c" officeooo:rsid="000ef601" officeooo:paragraph-rsid="000ef601"/>
    </style:style>
    <style:style style:name="P55" style:family="paragraph" style:parent-style-name="Standard" style:list-style-name="L6">
      <style:text-properties fo:color="#1c1c1c" officeooo:rsid="00102902" officeooo:paragraph-rsid="00102902"/>
    </style:style>
    <style:style style:name="P56" style:family="paragraph" style:parent-style-name="Standard" style:list-style-name="L8">
      <style:text-properties fo:color="#1c1c1c" officeooo:paragraph-rsid="0010b246"/>
    </style:style>
    <style:style style:name="P57" style:family="paragraph" style:parent-style-name="Standard" style:list-style-name="L2">
      <style:text-properties fo:color="#c9211e" style:font-name="Arial1" fo:font-size="18pt" style:text-underline-style="solid" style:text-underline-width="auto" style:text-underline-color="font-color" officeooo:rsid="000d19f7" officeooo:paragraph-rsid="000d19f7" style:font-size-asian="15.75pt" style:font-size-complex="18pt"/>
    </style:style>
    <style:style style:name="P58" style:family="paragraph" style:parent-style-name="Standard" style:list-style-name="L3">
      <style:text-properties fo:color="#c9211e" style:font-name="Arial2" fo:font-size="18pt" style:text-underline-style="none" officeooo:rsid="000d19f7" officeooo:paragraph-rsid="000d19f7" style:font-size-asian="15.75pt" style:font-size-complex="18pt"/>
    </style:style>
    <style:style style:name="P59" style:family="paragraph" style:parent-style-name="Standard" style:list-style-name="L7">
      <style:text-properties fo:color="#c9211e" style:font-name="Arial2" fo:font-size="18pt" fo:font-style="normal" style:text-underline-style="solid" style:text-underline-width="auto" style:text-underline-color="font-color" officeooo:rsid="0010b246" officeooo:paragraph-rsid="0010b246" style:font-size-asian="15.75pt" style:font-style-asian="normal" style:font-size-complex="18pt" style:font-style-complex="normal"/>
    </style:style>
    <style:style style:name="P60" style:family="paragraph" style:parent-style-name="Standard">
      <style:paragraph-properties fo:text-align="start" style:justify-single-word="false"/>
      <style:text-properties fo:color="#c9211e" style:font-name="Arial2" fo:font-size="18pt" fo:font-style="normal" style:text-underline-style="none" officeooo:rsid="001a3121" officeooo:paragraph-rsid="001833fa" style:font-size-asian="18pt" style:font-style-asian="normal" style:font-size-complex="18pt" style:font-style-complex="normal"/>
    </style:style>
    <style:style style:name="P61" style:family="paragraph" style:parent-style-name="Standard" style:list-style-name="L3">
      <style:text-properties officeooo:paragraph-rsid="000d19f7"/>
    </style:style>
    <style:style style:name="P62" style:family="paragraph" style:parent-style-name="Standard" style:list-style-name="L3">
      <style:text-properties fo:color="#111111" style:font-name="Arial1" fo:font-size="18pt" style:text-underline-style="solid" style:text-underline-width="auto" style:text-underline-color="font-color" officeooo:rsid="000d19f7" officeooo:paragraph-rsid="000d19f7" style:font-size-asian="15.75pt" style:font-size-complex="18pt"/>
    </style:style>
    <style:style style:name="P63" style:family="paragraph" style:parent-style-name="Standard" style:list-style-name="L6">
      <style:text-properties fo:color="#111111" officeooo:rsid="000ef601" officeooo:paragraph-rsid="000ef601"/>
    </style:style>
    <style:style style:name="P64" style:family="paragraph" style:parent-style-name="Standard" style:list-style-name="L6">
      <style:text-properties fo:color="#111111" officeooo:rsid="00102902" officeooo:paragraph-rsid="00102902"/>
    </style:style>
    <style:style style:name="P65" style:family="paragraph" style:parent-style-name="Standard" style:list-style-name="L8">
      <style:text-properties fo:color="#111111" officeooo:rsid="0010b246" officeooo:paragraph-rsid="0010b246"/>
    </style:style>
    <style:style style:name="P66" style:family="paragraph" style:parent-style-name="Standard" style:list-style-name="L9">
      <style:text-properties fo:color="#111111" officeooo:paragraph-rsid="0016718b"/>
    </style:style>
    <style:style style:name="P67" style:family="paragraph" style:parent-style-name="Standard" style:list-style-name="L10">
      <style:text-properties fo:color="#111111" officeooo:paragraph-rsid="0016718b"/>
    </style:style>
    <style:style style:name="P68" style:family="paragraph" style:parent-style-name="Standard" style:list-style-name="L12">
      <style:text-properties fo:color="#111111" officeooo:paragraph-rsid="0016718b"/>
    </style:style>
    <style:style style:name="P69" style:family="paragraph" style:parent-style-name="Standard" style:list-style-name="L6">
      <style:text-properties officeooo:rsid="00102902" officeooo:paragraph-rsid="00102902"/>
    </style:style>
    <style:style style:name="P70" style:family="paragraph" style:parent-style-name="Standard" style:list-style-name="L8">
      <style:text-properties fo:color="#168253" style:font-name="Arial2" fo:font-size="18pt" fo:font-style="normal" style:text-underline-style="none" officeooo:rsid="00126e02" officeooo:paragraph-rsid="00126e02" style:font-size-asian="15.75pt" style:font-style-asian="normal" style:font-size-complex="18pt" style:font-style-complex="normal"/>
    </style:style>
    <style:style style:name="P71" style:family="paragraph" style:parent-style-name="Standard" style:list-style-name="L11">
      <style:text-properties officeooo:paragraph-rsid="0016718b"/>
    </style:style>
    <style:style style:name="P72" style:family="paragraph" style:parent-style-name="Standard" style:list-style-name="L13">
      <style:text-properties officeooo:paragraph-rsid="0016718b"/>
    </style:style>
    <style:style style:name="P73" style:family="paragraph" style:parent-style-name="Standard" style:list-style-name="L16">
      <style:text-properties officeooo:paragraph-rsid="0016718b"/>
    </style:style>
    <style:style style:name="P74" style:family="paragraph" style:parent-style-name="Standard" style:list-style-name="L17">
      <style:text-properties officeooo:paragraph-rsid="0016718b"/>
    </style:style>
    <style:style style:name="P75" style:family="paragraph" style:parent-style-name="Standard" style:list-style-name="L18">
      <style:text-properties officeooo:paragraph-rsid="0016718b"/>
    </style:style>
    <style:style style:name="P76" style:family="paragraph" style:parent-style-name="Standard" style:list-style-name="L20">
      <style:text-properties officeooo:paragraph-rsid="0016718b"/>
    </style:style>
    <style:style style:name="P77" style:family="paragraph" style:parent-style-name="Standard" style:list-style-name="L21">
      <style:text-properties style:text-underline-style="solid" style:text-underline-width="auto" style:text-underline-color="font-color" officeooo:paragraph-rsid="0016718b"/>
    </style:style>
    <style:style style:name="P78" style:family="paragraph" style:parent-style-name="Standard" style:list-style-name="L22">
      <style:text-properties officeooo:paragraph-rsid="0016718b"/>
    </style:style>
    <style:style style:name="P79" style:family="paragraph">
      <style:paragraph-properties fo:text-align="center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-color="#ff0000"/>
      <style:paragraph-properties fo:text-align="center"/>
    </style:style>
    <style:style style:name="P8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04c1"/>
    </style:style>
    <style:style style:name="T3" style:family="text">
      <style:text-properties fo:color="#3465a4"/>
    </style:style>
    <style:style style:name="T4" style:family="text">
      <style:text-properties fo:color="#3465a4" style:font-name="Arial2"/>
    </style:style>
    <style:style style:name="T5" style:family="text">
      <style:text-properties fo:color="#3465a4" style:font-name="Arial2" style:text-underline-style="none"/>
    </style:style>
    <style:style style:name="T6" style:family="text">
      <style:text-properties fo:color="#3465a4" style:font-name="Arial2" fo:font-size="18pt" style:text-underline-style="none" officeooo:rsid="000d19f7" style:font-size-asian="15.75pt" style:font-size-complex="18pt"/>
    </style:style>
    <style:style style:name="T7" style:family="text">
      <style:text-properties fo:color="#3465a4" style:font-name="Arial2" fo:font-size="18pt" style:text-underline-style="none" style:font-size-asian="18pt" style:font-size-complex="18pt"/>
    </style:style>
    <style:style style:name="T8" style:family="text">
      <style:text-properties fo:color="#3465a4" style:font-name="Arial2" fo:font-size="18pt" fo:font-style="normal" style:text-underline-style="none" style:font-size-asian="15.75pt" style:font-style-asian="normal" style:font-size-complex="18pt" style:font-style-complex="normal"/>
    </style:style>
    <style:style style:name="T9" style:family="text">
      <style:text-properties fo:color="#3465a4" style:font-name="Arial2" fo:font-size="18pt" fo:font-style="normal" style:text-underline-style="solid" style:text-underline-width="auto" style:text-underline-color="font-color" style:font-size-asian="15.75pt" style:font-style-asian="normal" style:font-size-complex="18pt" style:font-style-complex="normal"/>
    </style:style>
    <style:style style:name="T10" style:family="text">
      <style:text-properties fo:color="#3465a4" style:font-name="Arial2"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color="#3465a4" officeooo:rsid="001d04c1"/>
    </style:style>
    <style:style style:name="T12" style:family="text">
      <style:text-properties fo:color="#3465a4" officeooo:rsid="001d04c1" loext:padding="0.049cm" loext:border="0.06pt solid #ff0000"/>
    </style:style>
    <style:style style:name="T13" style:family="text">
      <style:text-properties fo:color="#3465a4" style:font-name="Arial2" officeooo:rsid="001d04c1"/>
    </style:style>
    <style:style style:name="T14" style:family="text">
      <style:text-properties fo:color="#3465a4" style:font-name="Arial2" officeooo:rsid="001d04c1" loext:padding="0.049cm" loext:border="0.06pt solid #ff0000"/>
    </style:style>
    <style:style style:name="T15" style:family="text">
      <style:text-properties fo:color="#168253"/>
    </style:style>
    <style:style style:name="T16" style:family="text">
      <style:text-properties fo:color="#168253" style:font-name="Arial2" style:text-underline-style="none"/>
    </style:style>
    <style:style style:name="T17" style:family="text">
      <style:text-properties fo:color="#168253" style:font-name="Arial2" fo:font-size="18pt" fo:font-style="normal" style:text-underline-style="none" style:font-size-asian="15.75pt" style:font-style-asian="normal" style:font-size-complex="18pt" style:font-style-complex="normal"/>
    </style:style>
    <style:style style:name="T18" style:family="text">
      <style:text-properties fo:color="#168253" style:font-name="Arial2" fo:font-size="18pt" fo:font-style="normal" style:text-underline-style="none" officeooo:rsid="00126e02" style:font-size-asian="15.75pt" style:font-style-asian="normal" style:font-size-complex="18pt" style:font-style-complex="normal"/>
    </style:style>
    <style:style style:name="T19" style:family="text">
      <style:text-properties style:font-name="Arial2"/>
    </style:style>
    <style:style style:name="T20" style:family="text">
      <style:text-properties style:font-name="Arial2" style:text-underline-style="none"/>
    </style:style>
    <style:style style:name="T21" style:family="text">
      <style:text-properties style:font-name="Arial2" fo:font-size="18pt" style:text-underline-style="solid" style:text-underline-width="auto" style:text-underline-color="font-color" style:font-size-asian="15.75pt" style:font-size-complex="18pt"/>
    </style:style>
    <style:style style:name="T22" style:family="text">
      <style:text-properties style:font-name="Arial2" fo:font-size="18pt" style:text-underline-style="solid" style:text-underline-width="auto" style:text-underline-color="font-color" officeooo:rsid="000d19f7" style:font-size-asian="15.75pt" style:font-size-complex="18pt"/>
    </style:style>
    <style:style style:name="T23" style:family="text">
      <style:text-properties style:font-name="Arial2" fo:font-size="18pt" style:text-underline-style="solid" style:text-underline-width="auto" style:text-underline-color="font-color" style:font-size-asian="18pt" style:font-size-complex="18pt"/>
    </style:style>
    <style:style style:name="T24" style:family="text">
      <style:text-properties style:font-name="Arial2" fo:font-size="18pt" style:text-underline-style="none" style:font-size-asian="15.75pt" style:font-size-complex="18pt"/>
    </style:style>
    <style:style style:name="T25" style:family="text">
      <style:text-properties style:font-name="Arial2" fo:font-size="18pt" style:text-underline-style="none" officeooo:rsid="00102902" style:font-size-asian="15.75pt" style:font-size-complex="18pt"/>
    </style:style>
    <style:style style:name="T26" style:family="text">
      <style:text-properties style:font-name="Arial2" fo:font-size="18pt" style:text-underline-style="none" style:font-size-asian="18pt" style:font-size-complex="18pt"/>
    </style:style>
    <style:style style:name="T27" style:family="text">
      <style:text-properties style:font-name="Arial2" fo:font-size="18pt" fo:font-style="normal" style:text-underline-style="none" style:font-size-asian="15.75pt" style:font-style-asian="normal" style:font-size-complex="18pt" style:font-style-complex="normal"/>
    </style:style>
    <style:style style:name="T28" style:family="text">
      <style:text-properties style:font-name="Arial2" fo:font-size="18pt" fo:font-style="normal" style:text-underline-style="none" officeooo:rsid="00126e02" style:font-size-asian="15.75pt" style:font-style-asian="normal" style:font-size-complex="18pt" style:font-style-complex="normal"/>
    </style:style>
    <style:style style:name="T29" style:family="text">
      <style:text-properties style:font-name="Arial2" fo:font-size="18pt" fo:font-style="normal" style:text-underline-style="solid" style:text-underline-width="auto" style:text-underline-color="font-color" style:font-size-asian="15.75pt" style:font-style-asian="normal" style:font-size-complex="18pt" style:font-style-complex="normal"/>
    </style:style>
    <style:style style:name="T30" style:family="text">
      <style:text-properties style:font-name="Arial2" fo:font-size="18pt" fo:font-style="normal" style:text-underline-style="solid" style:text-underline-width="auto" style:text-underline-color="font-color" officeooo:rsid="00126e02" style:font-size-asian="15.75pt" style:font-style-asian="normal" style:font-size-complex="18pt" style:font-style-complex="normal"/>
    </style:style>
    <style:style style:name="T31" style:family="text">
      <style:text-properties fo:color="#c9211e" style:font-name="Arial2" style:text-underline-style="none"/>
    </style:style>
    <style:style style:name="T32" style:family="text">
      <style:text-properties fo:color="#c9211e" style:font-name="Arial2" fo:font-size="18pt" style:text-underline-style="none" style:font-size-asian="15.75pt" style:font-size-complex="18pt"/>
    </style:style>
    <style:style style:name="T33" style:family="text">
      <style:text-properties fo:color="#c9211e" style:font-name="Arial2" fo:font-size="18pt" style:text-underline-style="none" officeooo:rsid="000d19f7" style:font-size-asian="15.75pt" style:font-size-complex="18pt"/>
    </style:style>
    <style:style style:name="T34" style:family="text">
      <style:text-properties fo:color="#c9211e" style:font-name="Arial2" fo:font-size="18pt" fo:font-style="normal" style:text-underline-style="none" style:font-size-asian="15.75pt" style:font-style-asian="normal" style:font-size-complex="18pt" style:font-style-complex="normal"/>
    </style:style>
    <style:style style:name="T35" style:family="text">
      <style:text-properties fo:color="#c9211e" style:font-name="Arial2" fo:font-size="18pt" fo:font-style="normal" style:text-underline-style="none" officeooo:rsid="00126e02" style:font-size-asian="15.75pt" style:font-style-asian="normal" style:font-size-complex="18pt" style:font-style-complex="normal"/>
    </style:style>
    <style:style style:name="T36" style:family="text">
      <style:text-properties fo:color="#c9211e" style:font-name="Arial2" fo:font-size="24pt" style:text-underline-style="none" style:font-size-asian="24pt" style:font-size-complex="24pt"/>
    </style:style>
    <style:style style:name="T37" style:family="text">
      <style:text-properties fo:color="#111111" style:font-name="Arial1" fo:font-size="18pt" style:text-underline-style="solid" style:text-underline-width="auto" style:text-underline-color="font-color" officeooo:rsid="000a7a49" style:font-size-asian="15.75pt" style:font-size-complex="18pt"/>
    </style:style>
    <style:style style:name="T38" style:family="text">
      <style:text-properties fo:color="#111111" style:font-name="Arial1" fo:font-size="18pt" officeooo:rsid="000a7a49" style:font-size-asian="15.75pt" style:font-size-complex="18pt"/>
    </style:style>
    <style:style style:name="T39" style:family="text">
      <style:text-properties fo:color="#111111" style:font-name="Arial2" fo:font-size="18pt" style:text-underline-style="solid" style:text-underline-width="auto" style:text-underline-color="font-color" style:font-size-asian="18pt" style:font-size-complex="18pt"/>
    </style:style>
    <style:style style:name="T40" style:family="text">
      <style:text-properties fo:color="#111111" style:font-name="Arial2" fo:font-size="18pt" style:text-underline-style="solid" style:text-underline-width="auto" style:text-underline-color="font-color" officeooo:rsid="0016718b" style:font-size-asian="18pt" style:font-size-complex="18pt"/>
    </style:style>
    <style:style style:name="T41" style:family="text">
      <style:text-properties fo:color="#111111" style:font-name="Arial2" fo:font-size="18pt" style:text-underline-style="solid" style:text-underline-width="auto" style:text-underline-color="font-color" officeooo:rsid="001833fa" style:font-size-asian="18pt" style:font-size-complex="18pt"/>
    </style:style>
    <style:style style:name="T42" style:family="text">
      <style:text-properties fo:color="#111111" style:font-name="Arial2" fo:font-size="18pt" style:text-underline-style="none" style:font-size-asian="18pt" style:font-size-complex="18pt"/>
    </style:style>
    <style:style style:name="T43" style:family="text">
      <style:text-properties fo:color="#111111" style:font-name="Arial2" fo:font-size="18pt" style:font-size-asian="18pt" style:font-size-complex="18pt"/>
    </style:style>
    <style:style style:name="T44" style:family="text">
      <style:text-properties fo:color="#111111" style:font-name="Arial2" fo:font-size="18pt" officeooo:rsid="0016718b" style:font-size-asian="18pt" style:font-size-complex="18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016718b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officeooo:rsid="001d04c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82cm" fo:text-indent="-0.635cm" fo:margin-left="7.7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17cm" fo:text-indent="-0.635cm" fo:margin-left="8.41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vertical-align="middle" draw:auto-grow-height="false" fo:min-height="1.397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1.445cm" fo:min-width="0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vertical-align="middle" draw:auto-grow-height="false" fo:min-height="1.461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vertical-align="middle" draw:auto-grow-height="false" fo:min-height="1.427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vertical-align="middle" draw:auto-grow-height="false" fo:min-height="1.381cm" fo:min-width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vertical-align="middle" draw:auto-grow-height="false" fo:min-height="1.318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vertical-align="middle" draw:auto-grow-height="false" fo:min-height="2.432cm" fo:min-width="0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575cm" fo:min-width="0.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552cm" fo:min-width="0.6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457cm" fo:min-width="0.4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436cm" fo:min-width="0.6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none" draw:textarea-vertical-align="middle" draw:auto-grow-height="false" fo:min-height="1.552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ppel</text:span> :</text:p>
      <text:p text:style-name="P1"/>
      <text:p text:style-name="P5"><text:span text:style-name="T1">une</text:span> <text:s text:c="3"/><text:span text:style-name="T15">jolie</text:span> <text:s text:c="4"/><text:span text:style-name="T1">veste</text:span> <text:s text:c="2"/>noire </text:p>
      <text:p text:style-name="P5"><draw:path text:anchor-type="paragraph" draw:z-index="0" draw:name="Forme1" draw:style-name="gr9" draw:text-style-name="P79" svg:width="2.705cm" svg:height="7.409cm" draw:transform="rotate (-1.23831110428998) translate (6.76555421336968cm -1.73516462122558cm)" svg:viewBox="0 0 2706 7410" svg:d="M0 7408c203 16 417-63 551-230 118-146 179-323 257-490 79-168 151-345 231-515 78-169 128-352 198-525 69-174 119-353 215-521 108-189 301-266 454-403 130-116 297-109 547-215 227-97-408-120-452-313-53-229 69-463 170-693 164-372 233-783 400-1157 83-186-9-378 68-553 99-227 56-462 64-696 7-197-34-394-40-591-7-214-179-384-366-458l-36-48"><text:p/></draw:path>Dét <text:s text:c="3"/><text:span text:style-name="T15">ADJ</text:span> <text:s text:c="4"/>NOM <text:s text:c="3"/><text:span text:style-name="T15">ADJ</text:span></text:p>
      <text:p text:style-name="P20"/>
      <text:p text:style-name="P20"/>
      <text:p text:style-name="P1"><text:s text:c="5"/>groupe NOMINAL</text:p>
      <text:list xml:id="list2375563529" text:style-name="L1">
        <text:list-header>
          <text:p text:style-name="P27"/>
        </text:list-header>
        <text:list-item>
          <text:p text:style-name="P28">Les DÉTERMINANTS</text:p>
        </text:list-item>
      </text:list>
      <text:list xml:id="list4156678225" text:style-name="L2">
        <text:list-item>
          <text:p text:style-name="P32"><text:span text:style-name="T37">Les articles définis</text:span><text:span text:style-name="T38"> : le, la les (+ au, aux, du, des)</text:span></text:p>
          <text:p text:style-name="P33"/>
          <text:p text:style-name="P33">avec la préposition <text:span text:style-name="T19">À</text:span></text:p>
          <text:p text:style-name="P33"><draw:custom-shape text:anchor-type="paragraph" draw:z-index="1" draw:name="Forme2" draw:style-name="gr16" draw:text-style-name="P80" svg:width="0.348cm" svg:height="1.638cm" svg:x="5.667cm" svg:y="0.04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6">le professeur</text:span><text:span text:style-name="T20"> → <text:s/>je parle à la dame </text:span></text:p>
          <text:p text:style-name="P34"><draw:custom-shape text:anchor-type="paragraph" draw:z-index="2" draw:name="Forme3" draw:style-name="gr15" draw:text-style-name="P82" svg:width="0.959cm" svg:height="0.613cm" svg:x="8.199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7"/>je parle au professeur</text:p>
          <text:p text:style-name="P33"><draw:custom-shape text:anchor-type="paragraph" draw:z-index="3" draw:name="Forme4" draw:style-name="gr14" draw:text-style-name="P82" svg:width="0.611cm" svg:height="0.645cm" svg:x="9.869cm" svg:y="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<text:s text:c="38"/></text:span><text:span text:style-name="T31"><text:s/>(= à + le)</text:span></text:p>
          <text:p text:style-name="P39">avec la préposition DE</text:p>
          <text:p text:style-name="P34"><text:s text:c="28"/>je parle de la dam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draw:custom-shape text:anchor-type="paragraph" draw:z-index="4" draw:name="Forme5" draw:style-name="gr13" draw:text-style-name="P82" svg:width="0.877cm" svg:height="0.779cm" svg:x="8.463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6" draw:style-name="gr12" draw:text-style-name="P82" svg:width="0.563cm" svg:height="0.812cm" svg:x="10.199cm" svg:y="0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je parle du professeur</text:p>
                                      <text:p text:style-name="P33"><text:span text:style-name="T20"><text:s text:c="12"/></text:span><text:span text:style-name="T31"><text:s/>(= de + le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9">Les articles partitifs</text:span><text:span text:style-name="T20"> :</text:span></text:p>
          <text:p text:style-name="P51">du, de la, des</text:p>
          <text:p text:style-name="P57"><text:span text:style-name="T20">On les utilise pour parler de quelque chose </text:span><text:span text:style-name="T19">que l’on ne compte</text:span><text:span text:style-name="T20"> pas et dont on prend </text:span><text:span text:style-name="T19">une partie</text:span><text:span text:style-name="T20">.</text:span></text:p>
          <text:p text:style-name="P35">Exemple : </text:p>
          <text:list>
            <text:list-item>
              <text:p text:style-name="P35">du riz, du pain, du sel, du Nutella …</text:p>
            </text:list-item>
            <text:list-item>
              <text:p text:style-name="P35">de la soupe, de la farine, de la mayonnaise, de la farine ….</text:p>
            </text:list-item>
            <text:list-item>
              <text:p text:style-name="P35">des lasagnes, des pâtes, des frites … </text:p>
            </text:list-item>
          </text:list>
        </text:list-item>
      </text:list>
      <text:list xml:id="list3661527818" text:style-name="L3">
        <text:list-item>
          <text:p text:style-name="P62"><text:span text:style-name="T19">Les articles indéfinis</text:span><text:span text:style-name="T20"> : un, une, des</text:span></text:p>
          <text:list>
            <text:list-header>
              <text:p text:style-name="P58">Il ne faut pas confondre l’article indéfini DS et l’article partitif DES.</text:p>
            </text:list-header>
          </text:list>
        </text:list-item>
      </text:list>
      <text:p text:style-name="P2"><text:span text:style-name="T20"><text:tab/><text:tab/></text:span><text:span text:style-name="T5">Ex : je mange </text:span><text:span text:style-name="T4">des</text:span><text:span text:style-name="T5"> bonbons</text:span></text:p>
      <text:p text:style-name="P6"><text:tab/><text:tab/><text:tab/><text:tab/>(article indéfini)</text:p>
      <text:p text:style-name="P2"><text:span text:style-name="T5"><text:tab/><text:tab/><text:tab/>je mange </text:span><text:span text:style-name="T4">des</text:span><text:span text:style-name="T5"> pâtes</text:span><text:span text:style-name="T20"><text:tab/><text:tab/></text:span></text:p>
      <text:list xml:id="list84409555893954" text:continue-numbering="true" text:style-name="L3">
        <text:list-item>
          <text:list>
            <text:list-item>
              <text:list>
                <text:list-header>
                  <text:p text:style-name="P61"><text:span text:style-name="T33"><text:s/><text:tab/><text:tab/></text:span><text:span text:style-name="T6">(article partitif)</text:span></text:p>
                </text:list-header>
                <text:list-item>
                  <text:p text:style-name="P52"><text:soft-page-break/><text:span text:style-name="T22">L</text:span><text:span text:style-name="T21">es déterminants possessifs</text:span><text:span text:style-name="T24"> :</text:span></text:p>
                  <text:p text:style-name="P36">1ère sg : mon, ma, mes</text:p>
                  <text:p text:style-name="P36">2ème sg : ton, ta, tes</text:p>
                  <text:p text:style-name="P36">3ème sg : son, sa, ses</text:p>
                </text:list-item>
              </text:list>
            </text:list-item>
          </text:list>
        </text:list-item>
      </text:list>
      <text:p text:style-name="P7"><text:tab/><text:tab/>1ère pl : notre, nos</text:p>
      <text:p text:style-name="P7"><text:tab/><text:tab/>2ème pl : votre, vos</text:p>
      <text:p text:style-name="P7"><text:tab/><text:tab/>3ème pl : leurs, leurs</text:p>
      <text:p text:style-name="P7"/>
      <text:list xml:id="list3191267145" text:style-name="L4">
        <text:list-item>
          <text:p text:style-name="P53"><text:span text:style-name="T21">Les déterminants démonstratifs</text:span><text:span text:style-name="T24"> :</text:span></text:p>
        </text:list-item>
      </text:list>
      <text:p text:style-name="P7"><text:tab/><text:tab/>CE, CET, CETTE, CES</text:p>
      <text:p text:style-name="P7"><text:tab/><text:tab/>ex : ce garçon</text:p>
      <text:p text:style-name="P7"><text:tab/><text:tab/><text:tab/>cet oiseau (masculin)</text:p>
      <text:p text:style-name="P7"><draw:line text:anchor-type="paragraph" draw:z-index="6" draw:name="Forme7" draw:style-name="gr11" draw:text-style-name="P79" svg:x1="4.064cm" svg:y1="0.058cm" svg:x2="3.732cm" svg:y2="0.702cm"><text:p/></draw:line><text:tab/><text:tab/><text:tab/>= cette fille (féminin)</text:p>
      <text:p text:style-name="P7"><text:tab/><text:tab/><text:tab/>ces enfants</text:p>
      <text:p text:style-name="P7"/>
      <text:list xml:id="list1218437721" text:style-name="L5">
        <text:list-item>
          <text:p text:style-name="P54"><text:span text:style-name="T21">les déterminants numéraux</text:span><text:span text:style-name="T24"> :</text:span></text:p>
          <text:p text:style-name="P44"><text:span text:style-name="T24">ex : j’ai acheté </text:span><text:span text:style-name="T21">deux</text:span><text:span text:style-name="T24"> </text:span><text:span text:style-name="T21">éclairs</text:span></text:p>
        </text:list-item>
      </text:list>
      <text:p text:style-name="P7"><text:tab/><text:tab/><text:tab/><text:tab/><text:tab/> <text:s text:c="2"/>Dét <text:s text:c="3"/>NOM</text:p>
      <text:p text:style-name="P7"><draw:path text:anchor-type="paragraph" draw:z-index="7" draw:name="Forme8" draw:style-name="gr9" draw:text-style-name="P79" svg:width="3.11cm" svg:height="1.574cm" draw:transform="rotate (-0.785398163397448) translate (6.56872222222223cm -0.760236111111098cm)" svg:viewBox="0 0 3111 1575" svg:d="M0 1484c193 59 402 127 609 70 281-78 525-235 794-350 202-87 346-275 503-433 150-152 304-307 456-457 151-148 341-263 549-314l188 46 12 36"><text:p/></draw:path><draw:path text:anchor-type="paragraph" draw:z-index="8" draw:name="Forme9" draw:style-name="gr9" draw:text-style-name="P79" svg:width="2.268cm" svg:height="0.664cm" draw:transform="rotate (0.342957198016886) translate (8.32634725506478cm 0.854790556929565cm)" svg:viewBox="0 0 2269 665" svg:d="M0 454c209-40 411 19 601 91 221 84 447 115 676 120 223 4 464-18 662-133 165-96 242-296 293-476l37-56"><text:p/></draw:path><text:tab/><text:tab/><text:tab/><text:tab/><text:tab/>numéral</text:p>
      <text:p text:style-name="P7"/>
      <text:p text:style-name="P17"><text:span text:style-name="T24"><text:tab/><text:tab/><text:tab/><text:tab/><text:tab/><text:tab/> <text:s/></text:span><text:span text:style-name="T32">GN</text:span></text:p>
      <text:p text:style-name="P4"/>
      <text:list xml:id="list4255403678" text:style-name="L6">
        <text:list-item>
          <text:p text:style-name="P63"><text:span text:style-name="T21">Les déterminants indéfinis</text:span><text:span text:style-name="T24"> :</text:span></text:p>
          <text:p text:style-name="P40">Ils servent à parler d’un sujet de manière vague, imprécise.</text:p>
          <text:p text:style-name="P45"><text:span text:style-name="T24">Ex : Plusieurs </text:span><text:span text:style-name="T21">personnes</text:span><text:span text:style-name="T24"> →</text:span><text:span text:style-name="T25"> NOM</text:span></text:p>
          <text:list>
            <text:list-item>
              <text:list>
                <text:list-header>
                  <text:p text:style-name="P41">certaines personnes</text:p>
                  <text:p text:style-name="P46"><text:span text:style-name="T21">Quelques</text:span><text:span text:style-name="T24"> </text:span><text:span text:style-name="T21">personnes</text:span></text:p>
                  <text:p text:style-name="P41">Dét indéfini <text:s text:c="2"/>NOM</text:p>
                </text:list-header>
              </text:list>
            </text:list-item>
          </text:list>
        </text:list-item>
      </text:list>
      <text:p text:style-name="P11"/>
      <text:list xml:id="list84410008222219" text:continue-numbering="true" text:style-name="L6">
        <text:list-item>
          <text:p text:style-name="P64"><text:span text:style-name="T29">Les déterminants interrogatifs</text:span><text:span text:style-name="T27"> :</text:span></text:p>
          <text:p text:style-name="P69"><text:span text:style-name="T8">ex : </text:span><text:span text:style-name="T9">Quels</text:span><text:span text:style-name="T8"> </text:span><text:span text:style-name="T9">gâteaux</text:span><text:span text:style-name="T8"> as-tu achetés ?</text:span></text:p>
          <text:p text:style-name="P41"><draw:path text:anchor-type="paragraph" draw:z-index="9" draw:name="Forme10" draw:style-name="gr10" draw:text-style-name="P81" svg:width="1.38cm" svg:height="2.774cm" draw:transform="rotate (-1.41144776608781) translate (6.05735766306102cm 0.0609625776844458cm)" svg:viewBox="0 0 1381 2775" svg:d="M0 2773c271 24 455-213 571-428 152-283 277-586 346-899 42-191 37-394 77-591 42-204-14-387 10-584l82-187 214-84 81 13"><text:p/></draw:path><draw:path text:anchor-type="paragraph" draw:z-index="10" draw:name="Forme11" draw:style-name="gr9" draw:text-style-name="P79" svg:width="0.542cm" svg:height="2.003cm" draw:transform="rotate (1.98566108999395) translate (6.42538191389127cm 1.64393980551219cm)" svg:viewBox="0 0 543 2004" svg:d="M209 23c126-71 458 25 286 253-196 261-169 637-379 899-163 204-148 496 6 689l146 118 172 22 21-8"><text:p/></draw:path><text:s text:c="6"/>Dét int <text:s text:c="2"/>NOM</text:p>
          <text:p text:style-name="P41"><text:s/></text:p>
          <text:p text:style-name="P69"><text:span text:style-name="T8"><text:s text:c="18"/></text:span><text:span text:style-name="T34">GN</text:span></text:p>
        </text:list-item>
        <text:list-item>
          <text:p text:style-name="P55"><text:soft-page-break/><text:span text:style-name="T29">Les déterminants exclamatifs</text:span><text:span text:style-name="T27"> :</text:span></text:p>
          <text:p text:style-name="P47"><text:span text:style-name="T27">ex : </text:span><text:span text:style-name="T29">Quelle</text:span><text:span text:style-name="T27"> </text:span><text:span text:style-name="T29">journée</text:span><text:span text:style-name="T27"> !</text:span></text:p>
          <text:p text:style-name="P41"><draw:path text:anchor-type="paragraph" draw:z-index="12" draw:name="Forme13" draw:style-name="gr9" draw:text-style-name="P79" svg:width="2.551cm" svg:height="1.101cm" draw:transform="rotate (0.841946831162065) translate (5.46981944444443cm 2.06198611111111cm)" svg:viewBox="0 0 2552 1102" svg:d="M0 0c211 17 437 68 596 222 187 183 353 392 553 570 183 161 414 264 641 270 221 6 526 128 696-89l66-149"><text:p/></draw:path><text:s text:c="8"/>Dét <text:s text:c="5"/>NOM</text:p>
          <text:p text:style-name="P41"><draw:path text:anchor-type="paragraph" draw:z-index="11" draw:name="Forme12" draw:style-name="gr9" draw:text-style-name="P79" svg:width="1.156cm" svg:height="2.772cm" draw:transform="rotate (-1.5707963267949) translate (5.42043055555556cm 0.241652777777778cm)" svg:viewBox="0 0 1157 2773" svg:d="M0 2762c256 64 432-160 529-347 81-157 129-341 115-529-16-207 8-420 0-628-8-216 36-431 17-646-20-231 124-429 281-578l166-34 49 18"><text:p/></draw:path><text:s text:c="3"/>exclamatif</text:p>
        </text:list-item>
      </text:list>
      <text:p text:style-name="P11"/>
      <text:p text:style-name="P18"><text:span text:style-name="T27"><text:tab/><text:tab/><text:tab/><text:tab/></text:span><text:span text:style-name="T34">GN</text:span></text:p>
      <text:p text:style-name="P18"><text:span text:style-name="T34"><text:tab/><text:tab/></text:span><text:span text:style-name="T29">Quelle</text:span><text:span text:style-name="T27"> </text:span><text:span text:style-name="T29">galère</text:span><text:span text:style-name="T27"> !</text:span></text:p>
      <text:p text:style-name="P11"><text:tab/><text:tab/>Dét <text:s text:c="6"/>NOM</text:p>
      <text:p text:style-name="P11"><text:tab/> exclamatif</text:p>
      <text:p text:style-name="P11"/>
      <text:p text:style-name="P11"/>
      <text:p text:style-name="P11"/>
      <text:list xml:id="list1065599898" text:style-name="L7">
        <text:list-item>
          <text:p text:style-name="P59">Les PRONOMS</text:p>
        </text:list-item>
      </text:list>
      <text:p text:style-name="P3"><text:span text:style-name="T27"><text:tab/>On appelle PRONOM un </text:span><text:span text:style-name="T29">mot</text:span><text:span text:style-name="T27"> ou </text:span><text:span text:style-name="T29">groupe de mot</text:span><text:span text:style-name="T27"> qui remplace un </text:span><text:span text:style-name="T29">nom</text:span><text:span text:style-name="T27"> ou un </text:span><text:span text:style-name="T29">groupe nominal</text:span><text:span text:style-name="T27">.</text:span></text:p>
      <text:list xml:id="list1441010587" text:style-name="L8">
        <text:list-item>
          <text:p text:style-name="P65"><text:span text:style-name="T29">Les pronoms personnels</text:span><text:span text:style-name="T27"> :</text:span></text:p>
          <text:p text:style-name="P42"><draw:custom-shape text:anchor-type="paragraph" draw:z-index="13" draw:name="Forme14_0" draw:style-name="gr8" draw:text-style-name="P80" svg:width="0.645cm" svg:height="2.564cm" svg:x="1.93cm" svg:y="0.222cm"><text:p/><draw:enhanced-geometry svg:viewBox="0 0 21600 21600" draw:glue-points="21600 0 0 10800 21600 21600" draw:text-areas="13800 ?f9 21600 ?f10" draw:type="left-brace" draw:modifiers="1800 11290.2338376891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Je, tu, il, on, nous, vous, ils</text:p>
          <text:p text:style-name="P42">me, te, se</text:p>
          <text:p text:style-name="P42">mon, toi, lui, leur, eux …</text:p>
          <text:p text:style-name="P42">le, la, les … </text:p>
        </text:list-item>
        <text:list-item>
          <text:p text:style-name="P65"><text:span text:style-name="T29">Les pronoms démonstratifs</text:span><text:span text:style-name="T27"> :</text:span></text:p>
          <text:p text:style-name="P48"><text:span text:style-name="T27">Je veux </text:span><text:span text:style-name="T29">ce</text:span><text:span text:style-name="T27"> </text:span><text:span text:style-name="T29">gâteau</text:span><text:span text:style-name="T27">.</text:span></text:p>
          <text:p text:style-name="P65"><text:span text:style-name="T27"><text:s text:c="11"/></text:span><text:span text:style-name="T8"><text:s/>Dét <text:s text:c="2"/>NOM</text:span></text:p>
          <text:p text:style-name="P48"><text:span text:style-name="T27"><text:s text:c="11"/></text:span><text:span text:style-name="T17">Dém</text:span></text:p>
          <text:p text:style-name="P48"><text:span text:style-name="T27">Je veux </text:span><text:span text:style-name="T29">celui-ci</text:span><text:span text:style-name="T27">.</text:span></text:p>
          <text:p text:style-name="P48"><text:span text:style-name="T27"><text:s text:c="10"/></text:span><text:span text:style-name="T35">Pronom</text:span><text:span text:style-name="T28"> </text:span><text:span text:style-name="T18">démonstratif</text:span></text:p>
        </text:list-item>
        <text:list-item>
          <text:p text:style-name="P56"><text:span text:style-name="T30">Les pronoms possessifs</text:span><text:span text:style-name="T28"> :</text:span></text:p>
          <text:p text:style-name="P49"><text:span text:style-name="T27">ex : C’est </text:span><text:span text:style-name="T29">mon</text:span><text:span text:style-name="T27"> </text:span><text:span text:style-name="T29">téléphone</text:span><text:span text:style-name="T27"> !</text:span></text:p>
          <text:p text:style-name="P43"><text:s text:c="17"/>Dét <text:s text:c="4"/>NOM</text:p>
          <text:list>
            <text:list-item>
              <text:list>
                <text:list-item>
                  <text:list>
                    <text:list-header>
                      <text:p text:style-name="P70">possessif</text:p>
                    </text:list-header>
                  </text:list>
                </text:list-item>
              </text:list>
            </text:list-item>
          </text:list>
        </text:list-item>
      </text:list>
      <text:p text:style-name="P21"><text:span text:style-name="T27"><text:tab/><text:tab/><text:tab/></text:span><text:span text:style-name="T8">C’est </text:span><text:span text:style-name="T9">le mien</text:span><text:span text:style-name="T8">.</text:span></text:p>
      <text:p text:style-name="P21"><text:span text:style-name="T8"><text:tab/><text:tab/><text:tab/></text:span><text:span text:style-name="T34">Pronom</text:span><text:span text:style-name="T8"> </text:span><text:span text:style-name="T27">possessif</text:span></text:p>
      <text:p text:style-name="P22"/>
      <text:p text:style-name="P23"><text:span text:style-name="T29">Liste des pronoms possessifs</text:span><text:span text:style-name="T27"> :</text:span></text:p>
      <text:p text:style-name="P12"/>
      <text:p text:style-name="P12"><draw:custom-shape text:anchor-type="paragraph" draw:z-index="14" draw:name="Forme15" draw:style-name="gr7" draw:text-style-name="P80" svg:width="0.562cm" svg:height="1.389cm" svg:x="2.279cm" svg:y="0.06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oft-page-break/>1ère sg : le mien, la mienne, </text:p>
      <text:p text:style-name="P12"><text:tab/><text:tab/> les miens, les miennes</text:p>
      <text:p text:style-name="P12"><draw:custom-shape text:anchor-type="paragraph" draw:z-index="15" draw:name="Forme16" draw:style-name="gr6" draw:text-style-name="P80" svg:width="0.299cm" svg:height="1.456cm" svg:x="2.757cm" svg:y="0.02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2ème sg : le tien, la tienne</text:p>
      <text:p text:style-name="P12"><text:tab/><text:tab/> <text:s text:c="2"/>les tiens, les tiennes</text:p>
      <text:p text:style-name="P12"><draw:custom-shape text:anchor-type="paragraph" draw:z-index="16" draw:name="Forme17" draw:style-name="gr5" draw:text-style-name="P80" svg:width="0.348cm" svg:height="1.505cm" svg:x="2.708cm" svg:y="0.01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3ème sg : le sien, la siennes</text:p>
      <text:p text:style-name="P12"><draw:custom-shape text:anchor-type="paragraph" draw:z-index="17" draw:name="Forme18" draw:style-name="gr4" draw:text-style-name="P80" svg:width="0.216cm" svg:height="1.539cm" svg:x="2.36cm" svg:y="0.709cm"><text:p/><draw:enhanced-geometry svg:viewBox="0 0 21600 21600" draw:glue-points="21600 0 0 10800 21600 21600" draw:text-areas="13800 ?f9 21600 ?f10" draw:type="left-brace" draw:modifiers="1800 10441.2371134021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 <text:s text:c="2"/>les siens, les siennes</text:p>
      <text:p text:style-name="P13">1ère pl : le nôtre, la nôtre</text:p>
      <text:p text:style-name="P13"><text:tab/><text:tab/>les nôtres, les nôtres</text:p>
      <text:p text:style-name="P13"><draw:custom-shape text:anchor-type="paragraph" draw:z-index="18" draw:name="Forme19" draw:style-name="gr3" draw:text-style-name="P80" svg:width="0.248cm" svg:height="1.523cm" svg:x="2.593cm" svg:y="0.0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2ème pl : le vôtre, la vôtre</text:p>
      <text:p text:style-name="P13"><text:tab/><text:tab/> <text:s/>les vôtres, les vôtres</text:p>
      <text:p text:style-name="P13"><draw:custom-shape text:anchor-type="paragraph" draw:z-index="19" draw:name="Forme20" draw:style-name="gr2" draw:text-style-name="P80" svg:width="0.281cm" svg:height="1.472cm" svg:x="2.593cm" svg:y="0.06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3ème pl : le leur, la leur</text:p>
      <text:p text:style-name="P13"><text:tab/><text:tab/> <text:s/>les leurs, les leurs</text:p>
      <text:p text:style-name="P13"/>
      <text:p text:style-name="P19"><text:span text:style-name="T29">notre</text:span><text:span text:style-name="T27"> </text:span><text:span text:style-name="T29">stylo</text:span><text:span text:style-name="T27"> <text:s text:c="2"/>→ <text:s text:c="4"/></text:span><text:span text:style-name="T29">le nôtre</text:span><text:span text:style-name="T27"> </text:span></text:p>
      <text:p text:style-name="P14"><text:s/>Dét <text:s text:c="2"/>NOM <text:s text:c="8"/>pronom</text:p>
      <text:p text:style-name="P14">posse</text:p>
      <text:p text:style-name="P14"><text:s/></text:p>
      <text:p text:style-name="P14"/>
      <text:p text:style-name="P14"/>
      <text:list xml:id="list2479157453" text:style-name="L9">
        <text:list-item>
          <text:p text:style-name="P66"><text:span text:style-name="T21">pronoms indéfinis</text:span><text:span text:style-name="T24"> :</text:span></text:p>
        </text:list-item>
      </text:list>
      <text:p text:style-name="P8">Ex 1 : <text:span text:style-name="T1">Certaines</text:span><text:tab/><text:tab/> <text:tab/><text:span text:style-name="T1">personne</text:span> me l'ont dit</text:p>
      <text:p text:style-name="P8"><text:span text:style-name="T45"><text:tab/> <text:s text:c="6"/>Dét indefini</text:span><text:tab/><text:tab/><text:tab/> <text:s text:c="5"/><text:span text:style-name="T45">nom</text:span></text:p>
      <text:p text:style-name="P8"/>
      <text:p text:style-name="P8"><text:span text:style-name="T1">Certains</text:span> me l'ont dit.</text:p>
      <text:p text:style-name="P16">Pronom</text:p>
      <text:p text:style-name="P16">indéfini</text:p>
      <text:p text:style-name="P16"/>
      <text:p text:style-name="P9">Ex 2 : Plusieurs personne me l'ont dit</text:p>
      <text:p text:style-name="P9"/>
      <text:p text:style-name="P9"><text:span text:style-name="T1">plusieurs</text:span> me l'ont dit</text:p>
      <text:p text:style-name="P16">pronom</text:p>
      <text:p text:style-name="P16">indéfini</text:p>
      <text:p text:style-name="P9"/>
      <text:p text:style-name="P9">Ex 3 : <text:span text:style-name="T1">Quelques</text:span> <text:span text:style-name="T1">personnes</text:span> me l'ont dit</text:p>
      <text:p text:style-name="P16"><text:tab/><text:tab/>dét<text:tab/><text:tab/>nom</text:p>
      <text:p text:style-name="P16"><text:tab/><text:tab/>indéfini</text:p>
      <text:p text:style-name="P16"/>
      <text:p text:style-name="P9"><text:soft-page-break/><text:span text:style-name="T1">Quelques-uns</text:span> me l'ont dit</text:p>
      <text:p text:style-name="P9">pronom </text:p>
      <text:p text:style-name="P9">indéfini</text:p>
      <text:p text:style-name="P9"/>
      <text:list xml:id="list3732158977" text:style-name="L10">
        <text:list-item>
          <text:p text:style-name="P67"><text:span text:style-name="T23">Pronoms interrogatifs</text:span><text:span text:style-name="T26"> :</text:span></text:p>
        </text:list-item>
      </text:list>
      <text:p text:style-name="P9">Ex : <text:span text:style-name="T1">Quelle</text:span> <text:span text:style-name="T1">robe</text:span> as-tu achetée?</text:p>
      <text:p text:style-name="P16"><text:tab/> <text:s text:c="3"/>Dét<text:tab/> <text:s text:c="8"/>nom</text:p>
      <text:p text:style-name="P16"><text:tab/>interrogatifs</text:p>
      <text:p text:style-name="P16"><text:tab/>Laquelle... ?</text:p>
      <text:p text:style-name="P9"><text:span text:style-name="T1">Laquelle</text:span> as-tu acheté ?</text:p>
      <text:p text:style-name="P16">Pronom</text:p>
      <text:p text:style-name="P16">interrogatif</text:p>
      <text:p text:style-name="P16"/>
      <text:p text:style-name="P9">Quelle est la couleur de la robe ?</text:p>
      <text:p text:style-name="P16">Pron<text:span text:style-name="T46">om</text:span></text:p>
      <text:p text:style-name="P9"/>
      <text:p text:style-name="P9">De quelle couleur est la robe ?</text:p>
      <text:p text:style-name="P9"/>
      <text:list xml:id="list2170119398" text:style-name="L11">
        <text:list-item>
          <text:p text:style-name="P71"><text:span text:style-name="T39">Pronom numéraux</text:span><text:span text:style-name="T42"> :</text:span></text:p>
        </text:list-item>
      </text:list>
      <text:p text:style-name="P10"/>
      <text:p text:style-name="P9">Ex : J'ai acheté deux éclairs.</text:p>
      <text:p text:style-name="P9"><text:tab/></text:p>
      <text:p text:style-name="P9"/>
      <text:p text:style-name="P9">J'en <text:span text:style-name="T1">ai</text:span> acheté deux</text:p>
      <text:p text:style-name="P16"><text:tab/>Pronom<text:tab/></text:p>
      <text:p text:style-name="P9"/>
      <text:list xml:id="list209260080" text:style-name="L12">
        <text:list-item>
          <text:p text:style-name="P68"><text:span text:style-name="T23">Pronoms adverbiaux(invariables) y, en</text:span><text:span text:style-name="T26"> :</text:span></text:p>
        </text:list-item>
      </text:list>
      <text:p text:style-name="P9">Ex : <text:tab/>J'<text:span text:style-name="T1">y</text:span> <text:s text:c="4"/>vais</text:p>
      <text:p text:style-name="P9"><text:s text:c="10"/><text:tab/> <text:s text:c="2"/>lieu</text:p>
      <text:p text:style-name="P9"><text:tab/>J'en veux</text:p>
      <text:p text:style-name="P9"/>
      <text:p text:style-name="P9"/>
      <text:list xml:id="list3546635568" text:style-name="L13">
        <text:list-item>
          <text:p text:style-name="P72"><text:span text:style-name="T39">Pronom relatifs</text:span><text:span text:style-name="T42"> :</text:span></text:p>
        </text:list-item>
      </text:list>
      <text:p text:style-name="P9">Il existe 2 types de pronoms relatifs :</text:p>
      <text:list xml:id="list4007974759" text:style-name="L14">
        <text:list-item>
          <text:p text:style-name="P37">Les pronoms se SIM<text:span text:style-name="T46">P</text:span>LES :</text:p>
        </text:list-item>
      </text:list>
      <text:p text:style-name="P9"><text:tab/>Qui, Qui, Quoi, Dont, ou</text:p>
      <text:list xml:id="list3569551924" text:style-name="L15">
        <text:list-item>
          <text:p text:style-name="P38">Les pronoms relatifs, composés</text:p>
          <text:p text:style-name="P38"><text:soft-page-break/>= formés à partir de LEQUEL, LAQUEL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8"><text:span text:style-name="T46"><text:s text:c="11"/>LESQUELS</text:span>, LESQUELLES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/text:p>
      <text:list xml:id="list2041573240" text:style-name="L16">
        <text:list-item>
          <text:p text:style-name="P73"><text:span text:style-name="T10">avec la préposition à</text:span><text:span text:style-name="T7"> :</text:span></text:p>
        </text:list-item>
      </text:list>
      <text:p text:style-name="P9"><text:tab/>auquel, à laquelle</text:p>
      <text:p text:style-name="P9"><text:tab/>auxquels, auxquelles</text:p>
      <text:list xml:id="list2740361632" text:style-name="L17">
        <text:list-item>
          <text:p text:style-name="P74"><text:span text:style-name="T10">avec la préposition DE</text:span><text:span text:style-name="T7"> :</text:span></text:p>
        </text:list-item>
      </text:list>
      <text:p text:style-name="P9"><text:tab/>duquel, de la laquelle,</text:p>
      <text:p text:style-name="P9"><text:tab/>desquels, desquelles</text:p>
      <text:list xml:id="list113775011" text:style-name="L18">
        <text:list-item>
          <text:p text:style-name="P75"><text:span text:style-name="T10">avec la préposition SUR</text:span><text:span text:style-name="T7"> :</text:span></text:p>
        </text:list-item>
      </text:list>
      <text:p text:style-name="P9"><text:tab/>sur lequel, sur laquelle</text:p>
      <text:p text:style-name="P9"><text:tab/>sur lesquels, sur lesquelles</text:p>
      <text:p text:style-name="P9"/>
      <text:p text:style-name="P9"/>
      <text:list xml:id="list3036345460" text:style-name="L19">
        <text:list-item>
          <text:p text:style-name="P29">LES ADJECTIFS</text:p>
        </text:list-item>
      </text:list>
      <text:list xml:id="list1779203826" text:style-name="L20">
        <text:list-header>
          <text:p text:style-name="P30">Il existe 3 <text:span text:style-name="T46">catégories</text:span> d'adjectifs Ils apportent une précision sur un NOM ou un PRONOM.</text:p>
          <text:list>
            <text:list-item>
              <text:p text:style-name="P76"><text:span text:style-name="T39">LES ADJE</text:span><text:span text:style-name="T40">CTIFS</text:span><text:span text:style-name="T39"> qualificatifs</text:span><text:span text:style-name="T42"> :</text:span></text:p>
            </text:list-item>
          </text:list>
        </text:list-header>
      </text:list>
      <text:p text:style-name="P9">Ex : ronde, basse, grande, rouge, jolie, conviv<text:span text:style-name="T46">i</text:span>ale, petite, pliante, ancienne, moderne..</text:p>
      <text:p text:style-name="P9"/>
      <text:list xml:id="list3193563744" text:style-name="L21">
        <text:list-item>
          <text:p text:style-name="P77"><text:span text:style-name="T43">les adj</text:span><text:span text:style-name="T44">ectifs</text:span><text:span text:style-name="T43"> verbaux</text:span><text:span text:style-name="T42"> :</text:span></text:p>
        </text:list-item>
      </text:list>
      <text:p text:style-name="P9">Il est issue d'un verbe et se termine en – ANT.</text:p>
      <text:p text:style-name="P9"/>
      <text:p text:style-name="P9"><text:tab/>Ex : charmer → charm<text:span text:style-name="T46">a</text:span>nt</text:p>
      <text:p text:style-name="P9"><text:tab/><text:tab/>surprendre → surprenant</text:p>
      <text:p text:style-name="P9"/>
      <text:p text:style-name="P9"/>
      <text:list xml:id="list225161648" text:style-name="L22">
        <text:list-item>
          <text:p text:style-name="P78"><text:span text:style-name="T39">Les participe</text:span><text:span text:style-name="T41">s</text:span><text:span text:style-name="T39"> passés employés comme adjectifs</text:span><text:span text:style-name="T42"> :</text:span><text:span text:style-name="T36">*</text:span></text:p>
        </text:list-item>
      </text:list>
      <text:p text:style-name="P9"><text:tab/>Ex : charmer → charmé(e)</text:p>
      <text:p text:style-name="P9"><text:tab/><text:tab/>ouvrir <text:s text:c="4"/>→ ouvert</text:p>
      <text:p text:style-name="P15"><text:tab/><text:tab/>Ils sont issus d'un verbe</text:p>
      <text:p text:style-name="P15"/>
      <text:p text:style-name="P24"/>
      <text:p text:style-name="P24"><text:soft-page-break/></text:p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25"><draw:line text:anchor-type="paragraph" draw:z-index="20" draw:name="Forme21_0" draw:style-name="gr1" draw:text-style-name="P79" svg:x1="7.753cm" svg:y1="0.69cm" svg:x2="6.165cm" svg:y2="2.21cm"><text:p/></draw:line><draw:line text:anchor-type="paragraph" draw:z-index="21" draw:name="Forme22_0" draw:style-name="gr1" draw:text-style-name="P79" svg:x1="8.86cm" svg:y1="0.623cm" svg:x2="10.977cm" svg:y2="2.244cm"><text:p/></draw:line>LEUR</text:p>
            <text:p text:style-name="P25"/>
            <text:p text:style-name="P25"/>
            <text:p text:style-name="P25">Pluriel de « lui » <text:s text:c="15"/>D<text:span text:style-name="T19">É</text:span>TERMINANT</text:p>
            <text:p text:style-name="P25">= PRONOM <text:s text:c="22"/>leur / leurs</text:p>
            <text:p text:style-name="P26"/>
          </table:table-cell>
        </table:table-row>
      </table:table>
      <text:p text:style-name="P31"/>
      <text:p text:style-name="P60"><text:span text:style-name="T47">*</text:span> <text:span text:style-name="T2">Le participe passé employé comme adjectif</text:span><text:span text:style-name="T48"> :</text:span></text:p>
      <text:p text:style-name="P60"><text:tab/><text:span text:style-name="T3">- </text:span><text:span text:style-name="T14">É</text:span><text:span text:style-name="T13"> </text:span><text:span text:style-name="T11">(chanter → chanté)</text:span></text:p>
      <text:p text:style-name="P60"><text:span text:style-name="T11"><text:tab/>- </text:span><text:span text:style-name="T12">U</text:span><text:span text:style-name="T11"> (vouloir → voulu)</text:span></text:p>
      <text:p text:style-name="P60"><text:span text:style-name="T11"><text:tab/>- </text:span><text:span text:style-name="T12">I/IS/IT</text:span><text:span text:style-name="T11"> (finir → fini</text:span><text:span text:style-name="T48">(e)</text:span><text:span text:style-name="T11">)</text:span></text:p>
      <text:p text:style-name="P60"><text:span text:style-name="T11"><text:tab/> <text:s text:c="12"/>(mettre → mis</text:span><text:span text:style-name="T48">(e)</text:span><text:span text:style-name="T11">)</text:span></text:p>
      <text:p text:style-name="P60"><text:span text:style-name="T11"><text:tab/> <text:s text:c="12"/>(construire → construit</text:span><text:span text:style-name="T48">(e)</text:span><text:span text:style-name="T11">)</text:span></text:p>
      <text:p text:style-name="P60"><text:span text:style-name="T11"><text:tab/>- </text:span><text:span text:style-name="T12">ERT</text:span><text:span text:style-name="T11"> (ouvrir → ouvert(e))</text:span></text:p>
      <text:p text:style-name="P60"><text:span text:style-name="T11"><text:tab/> <text:s text:c="10"/>(souffrir → souffert)</text:span></text:p>
      <text:p text:style-name="P60"><text:span text:style-name="T11"><text:tab/> <text:s text:c="10"/>( offrir → offert)</text:span></text:p>
      <text:p text:style-name="P60"><text:span text:style-name="T11"/></text:p>
      <text:p text:style-name="P60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ffff38"/>
      <style:paragraph-properties style:page-number="auto" fo:background-color="transparent"/>
      <style:text-properties style:font-name="Arial" fo:font-family="Arial" style:font-style-name="Normal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1c1c1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1:21:27.513000000</meta:creation-date>
    <dc:date>2020-10-06T08:44:05.004000000</dc:date>
    <meta:editing-duration>PT1H8M51S</meta:editing-duration>
    <meta:editing-cycles>14</meta:editing-cycles>
    <meta:generator>LibreOffice/6.4.4.2$Windows_X86_64 LibreOffice_project/3d775be2011f3886db32dfd395a6a6d1ca2630ff</meta:generator>
    <meta:document-statistic meta:table-count="1" meta:image-count="0" meta:object-count="0" meta:page-count="7" meta:paragraph-count="179" meta:word-count="830" meta:character-count="4571" meta:non-whitespace-character-count="3438"/>
  </office:meta>
</office:document-meta>
</file>